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color="#3faf46" loext:opacity="100%"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_20_2">
      <style:text-properties fo:color="#3faf46" loext:opacity="100%" style:font-name="Ari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style:font-name="Arial" officeooo:rsid="00213794" officeooo:paragraph-rsid="00213794"/>
    </style:style>
    <style:style style:name="P8" style:family="paragraph" style:parent-style-name="Heading_20_3">
      <style:text-properties style:font-name="Arial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style:font-name="Arial"/>
    </style:style>
    <style:style style:name="P12" style:family="paragraph" style:parent-style-name="Text_20_body" style:list-style-name="L5"/>
    <style:style style:name="P13" style:family="paragraph" style:parent-style-name="Standard">
      <style:text-properties style:font-name="Arial"/>
    </style:style>
    <style:style style:name="T1" style:family="text">
      <style:text-properties officeooo:rsid="00213794"/>
    </style:style>
    <style:style style:name="T2" style:family="text">
      <style:text-properties style:font-name="Arial"/>
    </style:style>
    <style:style style:name="T3" style:family="text">
      <style:text-properties fo:background-color="#3faf46" loext:char-shading-value="0"/>
    </style:style>
    <style:style style:name="T4" style:family="text">
      <style:text-properties style:font-name="Arial" fo:background-color="#3faf46" loext:char-shading-value="0"/>
    </style:style>
    <style:style style:name="T5" style:family="text">
      <style:text-properties style:font-name="Arial" officeooo:rsid="00213794" fo:background-color="#3faf46" loext:char-shading-value="0"/>
    </style:style>
    <style:style style:name="T6" style:family="text">
      <style:text-properties style:font-name="Arial" officeooo:rsid="0022179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 Backend et PostgreSQL</text:h>
      <text:p text:style-name="P2"><text:span text:style-name="T1">Coucou Jamy</text:span> ! En tant que Développeur Backend et Base de Données, tu es le gardien de toutes les informations importantes de notre application. Le Front-end est beau, mais c'est ton travail qui le rend utile en stockant et récupérant les données des utilisateurs.</text:p>
      <text:h text:style-name="P3" text:outline-level="2">1. Qu'est-ce que le Backend ?</text:h>
      <text:p text:style-name="Text_20_body"><text:span text:style-name="T2">Le </text:span><text:span text:style-name="Strong_20_Emphasis"><text:span text:style-name="T2">Backend</text:span></text:span><text:span text:style-name="T2"> (ou "côté serveur") est tout ce qui se passe sur un serveur distant, loin du téléphone de l'utilisateur.</text:span></text:p>
      <text:list text:style-name="L1">
        <text:list-item>
          <text:p text:style-name="P4"><text:span text:style-name="Strong_20_Emphasis"><text:span text:style-name="T2">Rôle :</text:span></text:span></text:p>
          <text:list>
            <text:list-item>
              <text:p text:style-name="P5"><text:span text:style-name="T3">Stocker les données</text:span> de manière persistante (même si l'utilisateur ferme l'application).</text:p>
            </text:list-item>
            <text:list-item>
              <text:p text:style-name="P5"><text:span text:style-name="T3">Gérer la logique</text:span> métier (ex : "Est-ce que cet utilisateur a le droit de voir cette ressource ?").</text:p>
            </text:list-item>
            <text:list-item>
              <text:p text:style-name="P5"><text:span text:style-name="T3">Gérer la sécurité</text:span> (ex : l'authentification et l'autorisation des utilisateurs).</text:p>
            </text:list-item>
          </text:list>
        </text:list-item>
      </text:list>
      <text:p text:style-name="Text_20_body"><text:span text:style-name="T2">Pour notre projet, le </text:span><text:span text:style-name="T4">Backend sera une </text:span><text:span text:style-name="Strong_20_Emphasis"><text:span text:style-name="T4">API</text:span></text:span><text:span text:style-name="T2"> (voir point 3) connectée à une base de données.</text:span></text:p>
      <text:h text:style-name="P3" text:outline-level="2">2. PostgreSQL : La Base de Données Relationnelle (BDD)</text:h>
      <text:p text:style-name="Text_20_body"><text:span text:style-name="T4">PostgreSQL</text:span><text:span text:style-name="T2"> est notre </text:span><text:span text:style-name="Strong_20_Emphasis"><text:span text:style-name="T4">Système de Gestion de Base de Données</text:span></text:span><text:span text:style-name="Strong_20_Emphasis"><text:span text:style-name="T2"> (SGBD)</text:span></text:span><text:span text:style-name="T2">.</text:span></text:p>
      <text:list text:style-name="L2">
        <text:list-item>
          <text:p text:style-name="P6"><text:span text:style-name="Strong_20_Emphasis"><text:span text:style-name="T2">Type :</text:span></text:span><text:span text:style-name="T2"> C'est une </text:span><text:span text:style-name="T4">b</text:span><text:span text:style-name="T5">dd</text:span><text:span text:style-name="T4"> </text:span><text:span text:style-name="Strong_20_Emphasis"><text:span text:style-name="T4">relationnelle</text:span></text:span><text:span text:style-name="T2">. Cela signifie que les </text:span><text:span text:style-name="T4">données sont organisées en </text:span><text:span text:style-name="Strong_20_Emphasis"><text:span text:style-name="T4">Tables</text:span></text:span><text:span text:style-name="T2"> (comme des feuilles de calcul) </text:span><text:span text:style-name="T4">qui sont reliées entre elles</text:span><text:span text:style-name="T2">. </text:span></text:p>
          <text:p text:style-name="P7">Si tu connais Excel ou Calc c’est la même chose !</text:p>
        </text:list-item>
      </text:list>
      <text:h text:style-name="P8" text:outline-level="3">Les 4 Composants Clés d'une BDD :</text:h>
      <text:list text:style-name="L3">
        <text:list-item>
          <text:p text:style-name="P9"><text:span text:style-name="Strong_20_Emphasis"><text:span text:style-name="T4">Tables</text:span></text:span><text:span text:style-name="Strong_20_Emphasis"><text:span text:style-name="T2"> (Collections)</text:span></text:span><text:span text:style-name="T2"> : Similaire à une feuille Excel (ex : une table </text:span><text:span text:style-name="Source_20_Text"><text:span text:style-name="T2">Utilisateurs</text:span></text:span><text:span text:style-name="T2">, une table </text:span><text:span text:style-name="Source_20_Text"><text:span text:style-name="T2">Humeurs</text:span></text:span><text:span text:style-name="T2">).</text:span></text:p>
        </text:list-item>
        <text:list-item>
          <text:p text:style-name="P9"><text:span text:style-name="Strong_20_Emphasis"><text:span text:style-name="T4">Colonnes</text:span></text:span><text:span text:style-name="Strong_20_Emphasis"><text:span text:style-name="T2"> (Champs)</text:span></text:span><text:span text:style-name="T2"> : Ce sont les catégories d'information (ex : pour la table </text:span><text:span text:style-name="Source_20_Text"><text:span text:style-name="T2">Utilisateurs</text:span></text:span><text:span text:style-name="T2">, les colonnes sont </text:span><text:span text:style-name="Source_20_Text"><text:span text:style-name="T2">nom_utilisateur</text:span></text:span><text:span text:style-name="T2">, </text:span><text:span text:style-name="Source_20_Text"><text:span text:style-name="T2">email</text:span></text:span><text:span text:style-name="T2">, </text:span><text:span text:style-name="Source_20_Text"><text:span text:style-name="T2">mot_de_passe</text:span></text:span><text:span text:style-name="T2">).</text:span></text:p>
        </text:list-item>
        <text:list-item>
          <text:p text:style-name="P9"><text:span text:style-name="Strong_20_Emphasis"><text:span text:style-name="T4">Lignes</text:span></text:span><text:span text:style-name="Strong_20_Emphasis"><text:span text:style-name="T2"> (Enregistrements)</text:span></text:span><text:span text:style-name="T2"> : C'est une instance unique d'information (ex : l'utilisateur 'Marie' est une ligne dans la table </text:span><text:span text:style-name="Source_20_Text"><text:span text:style-name="T2">Utilisateurs</text:span></text:span><text:span text:style-name="T2">).</text:span></text:p>
        </text:list-item>
        <text:list-item>
          <text:p text:style-name="P9"><text:span text:style-name="Strong_20_Emphasis"><text:span text:style-name="T4">Clés Primaires</text:span></text:span><text:span text:style-name="Strong_20_Emphasis"><text:span text:style-name="T2"> (Primary Key)</text:span></text:span><text:span text:style-name="T2"> : Un </text:span><text:span text:style-name="T4">identifiant unique</text:span><text:span text:style-name="T2"> pour chaque ligne (souvent appelé </text:span><text:span text:style-name="Source_20_Text"><text:span text:style-name="T2">id</text:span></text:span><text:span text:style-name="T2">). </text:span><text:span text:style-name="Strong_20_Emphasis"><text:span text:style-name="T2">C'est essentiel pour relier les tables.</text:span></text:span></text:p>
        </text:list-item>
      </text:list>
      <text:h text:style-name="P8" text:outline-level="3"><text:soft-page-break/></text:h>
      <text:h text:style-name="P8" text:outline-level="3">Le Modèle de Données (MCD)</text:h>
      <text:p text:style-name="Text_20_body"><text:span text:style-name="T2">Ta première tâche est de </text:span><text:span text:style-name="T4">concevoir le </text:span><text:span text:style-name="Strong_20_Emphasis"><text:span text:style-name="T4">Modèle Conceptuel de Données</text:span></text:span><text:span text:style-name="Strong_20_Emphasis"><text:span text:style-name="T2"> (MCD)</text:span></text:span><text:span text:style-name="T2">. C'est le plan de notre base de données </text:span><text:span text:style-name="T6">pour notre testeur pour commencer</text:span><text:span text:style-name="T2">.</text:span></text:p>
      <text:list text:style-name="L4">
        <text:list-item>
          <text:p text:style-name="P10"><text:span text:style-name="Strong_20_Emphasis"><text:span text:style-name="T2">Exemple de Relations :</text:span></text:span></text:p>
          <text:list>
            <text:list-item>
              <text:p text:style-name="P11">Un utilisateur peut avoir plusieurs enregistrements d'humeur.</text:p>
            </text:list-item>
            <text:list-item>
              <text:p text:style-name="P11">Une humeur est liée à un seul utilisateur.</text:p>
            </text:list-item>
          </text:list>
        </text:list-item>
      </text:list>
      <text:h text:style-name="P3" text:outline-level="2">3. L'API : Le Traducteur entre Front et Back</text:h>
      <text:p text:style-name="Text_20_body"><text:span text:style-name="T2">L'</text:span><text:span text:style-name="Strong_20_Emphasis"><text:span text:style-name="T2">API (Application Programming Interface)</text:span></text:span><text:span text:style-name="T2"> est l'interface que tu vas créer pour que l'application Flutter puisse parler à la base de données.</text:span></text:p>
      <text:list text:style-name="L5">
        <text:list-item>
          <text:p text:style-name="P12"><text:span text:style-name="Strong_20_Emphasis"><text:span text:style-name="T2">Rôle :</text:span></text:span><text:span text:style-name="T2"> L'API reçoit une demande du Front-end (ex : "Donne-moi les humeurs de ce mois-ci") et envoie une requête SQL à PostgreSQL. Elle renvoie ensuite la réponse (un format de données appelé </text:span><text:span text:style-name="Strong_20_Emphasis"><text:span text:style-name="T2">JSON</text:span></text:span><text:span text:style-name="T2">) au Front-end.</text:span></text:p>
        </text:list-item>
        <text:list-item>
          <text:p text:style-name="P12"><text:span text:style-name="Strong_20_Emphasis"><text:span text:style-name="T2">Les Verbes HTTP (CRUD) :</text:span></text:span><text:span text:style-name="T2"> L'</text:span><text:span text:style-name="T4">API utilise des commandes standard</text:span><text:span text:style-name="T2"> :</text:span></text:p>
          <text:list>
            <text:list-item>
              <text:p text:style-name="P12"><text:span text:style-name="Strong_20_Emphasis"><text:span text:style-name="T4">GET</text:span></text:span><text:span text:style-name="T4"> : </text:span><text:span text:style-name="Strong_20_Emphasis"><text:span text:style-name="T4">Lire</text:span></text:span><text:span text:style-name="T4"> les données (Récupérer les humeurs).</text:span></text:p>
            </text:list-item>
            <text:list-item>
              <text:p text:style-name="P12"><text:span text:style-name="Strong_20_Emphasis"><text:span text:style-name="T4">POST</text:span></text:span><text:span text:style-name="T4"> : </text:span><text:span text:style-name="Strong_20_Emphasis"><text:span text:style-name="T4">Créer</text:span></text:span><text:span text:style-name="T4"> de nouvelles données (Créer un compte utilisateur).</text:span></text:p>
            </text:list-item>
            <text:list-item>
              <text:p text:style-name="P12"><text:span text:style-name="Strong_20_Emphasis"><text:span text:style-name="T4">PUT/PATCH</text:span></text:span><text:span text:style-name="T4"> : </text:span><text:span text:style-name="Strong_20_Emphasis"><text:span text:style-name="T4">Mettre à jour</text:span></text:span><text:span text:style-name="T4"> les données (Changer le mot de passe).</text:span></text:p>
            </text:list-item>
            <text:list-item>
              <text:p text:style-name="P12"><text:span text:style-name="Strong_20_Emphasis"><text:span text:style-name="T4">DELETE</text:span></text:span><text:span text:style-name="T4"> : </text:span><text:span text:style-name="Strong_20_Emphasis"><text:span text:style-name="T4">Supprimer</text:span></text:span><text:span text:style-name="T4"> les données.</text:span>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38:41.319554000</meta:creation-date>
    <dc:date>2025-11-18T11:51:32.445053900</dc:date>
    <meta:editing-duration>PT12M51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1" meta:word-count="450" meta:character-count="2647" meta:non-whitespace-character-count="2246"/>
  </office:meta>
</office:document-meta>
</file>